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 gewerkt, consider caling topfan large if it’s 4+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braakje, split oly over small topfa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nflips?, Regeular stuff just doesnt want to solve it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algo. Starting to run into problems agai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ying counterexamples etc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on new algo. Things are coming together :).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se distionction chord shrink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riting about original algo. Assuming we don’t have sep 5-cycle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idivison with toploaded edg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tje schrijv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wijs is rond (denk ik). Nog wat geschreven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orlezen in de trein, meeting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orking towards predraft 2</text:p>
          </table:table-cell>
          <table:table-cell office:value-type="string" calcext:value-type="string">
            <text:p>Ing gesrek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towards draft 1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verd draft 1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ing on figures</text:p>
          </table:table-cell>
          <table:table-cell office:value-type="string" calcext:value-type="string">
            <text:p>Geogame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ing on figures</text:p>
          </table:table-cell>
          <table:table-cell office:value-type="string" calcext:value-type="string">
            <text:p>Geogames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KloteLemma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 lemma, do other todo’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 an example</text:p>
          </table:table-cell>
          <table:table-cell office:value-type="string" calcext:value-type="string">
            <text:p>Kutwerkdag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eeting and Thinking about exampl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se chapters prelim and rect duals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e introduction</text:p>
          </table:table-cell>
          <table:table-cell table:number-columns-repeated="1021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5:58:31.652559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2-09T15:59:09.698308213</dc:date>
    <meta:editing-cycles>86</meta:editing-cycles>
    <meta:editing-duration>PT10H34M41S</meta:editing-duration>
    <meta:document-statistic meta:table-count="1" meta:cell-count="37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